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7"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paragraph-properties fo:text-align="justify" style:justify-single-word="false"/>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style:text-underline-style="solid" style:text-underline-width="auto" style:text-underline-color="font-color"/>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Text_20_body">
      <style:paragraph-properties fo:text-align="justify" style:justify-single-word="false"/>
      <style:text-properties style:text-underline-style="solid" style:text-underline-width="auto" style:text-underline-color="font-color"/>
    </style:style>
    <style:style style:name="P15" style:family="paragraph" style:parent-style-name="Text_20_body">
      <style:paragraph-properties fo:text-align="justify" style:justify-single-word="false"/>
      <style:text-properties style:text-underline-style="none"/>
    </style:style>
    <style:style style:name="P16" style:family="paragraph" style:parent-style-name="Heading_20_1">
      <style:paragraph-properties fo:text-align="justify" style:justify-single-word="false"/>
      <style:text-properties style:text-underline-style="solid" style:text-underline-width="auto" style:text-underline-color="font-color"/>
    </style:style>
    <style:style style:name="P17" style:family="paragraph" style:parent-style-name="Heading_20_1">
      <style:paragraph-properties fo:text-align="justify" style:justify-single-word="false" fo:break-before="page"/>
      <style:text-properties style:text-underline-style="solid" style:text-underline-width="auto" style:text-underline-color="font-color"/>
    </style:style>
    <style:style style:name="T1" style:family="text">
      <style:text-properties fo:color="#0000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CathyMini</text:p>
      <text:p text:style-name="P7">projet d'intégration ECOM</text:p>
      <text:p text:style-name="P7"/>
      <text:p text:style-name="P7"/>
      <text:p text:style-name="P7"/>
      <text:p text:style-name="P7"/>
      <text:p text:style-name="P7"/>
      <text:p text:style-name="P7"/>
      <text:p text:style-name="P7"/>
      <table:table table:name="Tableau1" table:style-name="Tableau1">
        <table:table-column table:style-name="Tableau1.A"/>
        <table:table-column table:style-name="Tableau1.B"/>
        <table:table-column table:style-name="Tableau1.C"/>
        <table:table-row>
          <table:table-cell table:style-name="Tableau1.A1" office:value-type="string">
            <text:p text:style-name="P9">Auteur</text:p>
          </table:table-cell>
          <table:table-cell table:style-name="Tableau1.A1" office:value-type="string">
            <text:p text:style-name="P9">Date</text:p>
          </table:table-cell>
          <table:table-cell table:style-name="Tableau1.C1" office:value-type="string">
            <text:p text:style-name="P9">Description</text:p>
          </table:table-cell>
        </table:table-row>
        <table:table-row>
          <table:table-cell table:style-name="Tableau1.A2" office:value-type="string">
            <text:p text:style-name="P9"/>
          </table:table-cell>
          <table:table-cell table:style-name="Tableau1.B2" office:value-type="date" office:date-value="2013-10-14">
            <text:p text:style-name="P9">10/14/13</text:p>
          </table:table-cell>
          <table:table-cell table:style-name="Tableau1.C4" office:value-type="string">
            <text:p text:style-name="P9">Version Initiale</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4"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4" office:value-type="string">
            <text:p text:style-name="P9"/>
          </table:table-cell>
        </table:table-row>
      </table:table>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3">Table des matières</text:p>
          </text:index-title>
          <text:p text:style-name="P12">1. Organisation de l'équipe<text:tab/>3</text:p>
          <text:p text:style-name="P12">2. Objectifs du site et Critères de succès<text:tab/>4</text:p>
        </text:index-body>
      </text:table-of-content>
      <text:p text:style-name="P4"/>
      <text:h text:style-name="P17" text:outline-level="1">1. Organisation de l'équipe</text:h>
      <text:p text:style-name="P14"/>
      <text:p text:style-name="P2"><text:tab/>L'équipe de développement est composé d'Anaëlle Bernard, <text:s/>Corentin Dijoux, Florent Huguet, Pierrick Rassat et Yann Uzel.</text:p>
      <text:p text:style-name="P2"/>
      <text:p text:style-name="P2">Nous avons choisi de nous répartir les rôles principaux de la manière suivante :</text:p>
      <table:table table:name="Tableau3" table:style-name="Tableau3">
        <table:table-column table:style-name="Tableau3.A"/>
        <table:table-column table:style-name="Tableau3.B"/>
        <table:table-row>
          <table:table-cell table:style-name="Tableau3.A1" office:value-type="string">
            <text:p text:style-name="P10">Product Owner (et Chef de Projet)</text:p>
          </table:table-cell>
          <table:table-cell table:style-name="Tableau3.A1" office:value-type="string">
            <text:p text:style-name="P10">Anaëlle BERNARD</text:p>
          </table:table-cell>
        </table:table-row>
        <table:table-row>
          <table:table-cell table:style-name="Tableau3.A1" office:value-type="string">
            <text:p text:style-name="P10">Sous-Chef de Projet</text:p>
          </table:table-cell>
          <table:table-cell table:style-name="Tableau3.A1" office:value-type="string">
            <text:p text:style-name="P10">Florent HUGUET</text:p>
          </table:table-cell>
        </table:table-row>
        <table:table-row>
          <table:table-cell table:style-name="Tableau3.A1" office:value-type="string">
            <text:p text:style-name="P10">Auteur</text:p>
          </table:table-cell>
          <table:table-cell table:style-name="Tableau3.A1" office:value-type="string">
            <text:p text:style-name="P10">Anaëlle ?</text:p>
          </table:table-cell>
        </table:table-row>
        <table:table-row>
          <table:table-cell table:style-name="Tableau3.A1" office:value-type="string">
            <text:p text:style-name="P10">Concepteur d’Interaction</text:p>
          </table:table-cell>
          <table:table-cell table:style-name="Tableau3.A1" office:value-type="string">
            <text:p text:style-name="P10">Pierrick RASSAT</text:p>
          </table:table-cell>
        </table:table-row>
        <table:table-row>
          <table:table-cell table:style-name="Tableau3.A1" office:value-type="string">
            <text:p text:style-name="P10">Expert Utilisabilité</text:p>
          </table:table-cell>
          <table:table-cell table:style-name="Tableau3.A1" office:value-type="string">
            <text:p text:style-name="P10">Corentin DIJOUX</text:p>
          </table:table-cell>
        </table:table-row>
        <table:table-row>
          <table:table-cell table:style-name="Tableau3.A1" office:value-type="string">
            <text:p text:style-name="P10">Graphiste</text:p>
          </table:table-cell>
          <table:table-cell table:style-name="Tableau3.A1" office:value-type="string">
            <text:p text:style-name="P10">Yann UZEL</text:p>
          </table:table-cell>
        </table:table-row>
      </table:table>
      <text:p text:style-name="P3"/>
      <text:p text:style-name="P8"/>
      <text:p text:style-name="P8"><text:tab/>Nous avons choisi de ne pas désigner un seul Scrum Master mais que chacun puisse être Scrum Master durant le projet.</text:p>
      <text:p text:style-name="P8"/>
      <table:table table:name="Tableau2" table:style-name="Tableau2">
        <table:table-column table:style-name="Tableau2.A"/>
        <table:table-column table:style-name="Tableau2.B"/>
        <table:table-row>
          <table:table-cell table:style-name="Tableau2.A1" office:value-type="string">
            <text:p text:style-name="P10">Nom</text:p>
          </table:table-cell>
          <table:table-cell table:style-name="Tableau2.B1" office:value-type="string">
            <text:p text:style-name="P10">Période</text:p>
          </table:table-cell>
        </table:table-row>
        <table:table-row>
          <table:table-cell table:style-name="Tableau2.A2" office:value-type="string">
            <text:p text:style-name="P10">???</text:p>
          </table:table-cell>
          <table:table-cell table:style-name="Tableau2.B2" office:value-type="string">
            <text:p text:style-name="P10">??/ ??/ ???? - ??/ ??/ ????</text:p>
          </table:table-cell>
        </table:table-row>
        <table:table-row>
          <table:table-cell table:style-name="Tableau2.A2" office:value-type="string">
            <text:p text:style-name="P10"/>
          </table:table-cell>
          <table:table-cell table:style-name="Tableau2.B2" office:value-type="string">
            <text:p text:style-name="P10"/>
          </table:table-cell>
        </table:table-row>
        <table:table-row>
          <table:table-cell table:style-name="Tableau2.A2" office:value-type="string">
            <text:p text:style-name="P10"/>
          </table:table-cell>
          <table:table-cell table:style-name="Tableau2.B2" office:value-type="string">
            <text:p text:style-name="P10"/>
          </table:table-cell>
        </table:table-row>
        <table:table-row>
          <table:table-cell table:style-name="Tableau2.A2" office:value-type="string">
            <text:p text:style-name="P10"/>
          </table:table-cell>
          <table:table-cell table:style-name="Tableau2.B2" office:value-type="string">
            <text:p text:style-name="P10"/>
          </table:table-cell>
        </table:table-row>
        <table:table-row>
          <table:table-cell table:style-name="Tableau2.A2" office:value-type="string">
            <text:p text:style-name="P10"/>
          </table:table-cell>
          <table:table-cell table:style-name="Tableau2.B2" office:value-type="string">
            <text:p text:style-name="P10"/>
          </table:table-cell>
        </table:table-row>
      </table:table>
      <text:p text:style-name="P8"/>
      <text:p text:style-name="P5"/>
      <text:h text:style-name="P17" text:outline-level="1">2. Objectifs du site et Critères de succès</text:h>
      <text:p text:style-name="P5"/>
      <table:table table:name="Table1" table:style-name="Table1">
        <table:table-column table:style-name="Table1.A" table:number-columns-repeated="3"/>
        <table:table-row>
          <table:table-cell table:style-name="Table1.A1" office:value-type="string">
            <text:p text:style-name="P11">Objectifs de l'interface</text:p>
          </table:table-cell>
          <table:table-cell table:style-name="Table1.A1" office:value-type="string">
            <text:p text:style-name="P11">Critère de succès</text:p>
          </table:table-cell>
          <table:table-cell table:style-name="Table1.C1" office:value-type="string">
            <text:p text:style-name="P11">Mesures</text:p>
          </table:table-cell>
        </table:table-row>
        <table:table-row>
          <table:table-cell table:style-name="Table1.A2" office:value-type="string">
            <text:p text:style-name="P10">Fournir un accès simple et efficace aux fonctionnalités du site</text:p>
          </table:table-cell>
          <table:table-cell table:style-name="Table1.A2" office:value-type="string">
            <text:p text:style-name="P10">Satisfaction exprimée et connaissance de l'offre fonctionnelle</text:p>
          </table:table-cell>
          <table:table-cell table:style-name="Table1.C2" office:value-type="string">
            <text:p text:style-name="P10">Outil statistique d'analyse des réponses à un questionnaire d’enquête</text:p>
          </table:table-cell>
        </table:table-row>
        <table:table-row>
          <table:table-cell table:style-name="Table1.A2" office:value-type="string">
            <text:p text:style-name="P10">Inciter à l'achat</text:p>
          </table:table-cell>
          <table:table-cell table:style-name="Table1.A2" office:value-type="string">
            <text:p text:style-name="P10">Nombre d'abonnements/achats pris par rapport au nombre de visite</text:p>
          </table:table-cell>
          <table:table-cell table:style-name="Table1.C2" office:value-type="string">
            <text:p text:style-name="P10">Statistiques d'analyse des achats</text:p>
          </table:table-cell>
        </table:table-row>
        <table:table-row>
          <table:table-cell table:style-name="Table1.A2" office:value-type="string">
            <text:p text:style-name="P10">Inciter au partage communautaire (site et/ou produits)</text:p>
          </table:table-cell>
          <table:table-cell table:style-name="Table1.A2" office:value-type="string">
            <text:p text:style-name="P10">Partage du site sur les réseaux sociaux</text:p>
          </table:table-cell>
          <table:table-cell table:style-name="Table1.C2" office:value-type="string">
            <text:p text:style-name="P10">Analyse du nombre de partage</text:p>
          </table:table-cell>
        </table:table-row>
        <table:table-row>
          <table:table-cell table:style-name="Table1.A2" office:value-type="string">
            <text:p text:style-name="P10">Inciter à la réutilisation</text:p>
          </table:table-cell>
          <table:table-cell table:style-name="Table1.A2" office:value-type="string">
            <text:p text:style-name="P10">Hausse de fréquence de visite/connexion</text:p>
          </table:table-cell>
          <table:table-cell table:style-name="Table1.C2" office:value-type="string">
            <text:p text:style-name="P10">Analyse du trafic</text:p>
          </table:table-cell>
        </table:table-row>
      </table:table>
      <text:p text:style-name="P8"/>
      <text:p text:style-name="P5"/>
      <text:h text:style-name="P16" text:outline-level="1">3. Utilisateurs Cibles</text:h>
      <text:p text:style-name="P8"/>
      <text:p text:style-name="P8"><text:tab/>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p>
      <text:p text:style-name="P8"/>
      <text:p text:style-name="P8"><text:tab/>Le site devra alors être capable de fournir des conseils d'ordre générale pour des personnes découvrant ces produits, ainsi que des informations précises pour un public averti. </text:p>
      <text:p text:style-name="P8"/>
      <text:p text:style-name="P8"><text:tab/>Dans le but d'avoir une bonne visibilité et un impact positif sur l'utilisateur du site, le site devra être 'jeune', coloré et épuré. </text:p>
      <text:p text:style-name="P5"/>
      <text:h text:style-name="P16" text:outline-level="1">4. Spécifications Techniques</text:h>
      <text:p text:style-name="P14"/>
      <text:p text:style-name="P2"><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text:tab/>Pour le support matériel, le site devra pouvoir s'adapter pour être accessible sur un smartphone, une tablette ou un ordinateur portable ou de bureau. De plus, quelque soit la plate-forme utilisé, une page du site devra s'afficher chez le client en moins de 5 secondes. Le site devra donc fournir différentes interfaces et modèles d’interaction adaptés à chacune de ces plate-formes.</text:p>
      <text:p text:style-name="P2"><text:tab/>Le site devra être supportés par les navigateurs suivants : Opera 15+, Google Chrome 28+, Mozilla Firefox 24 ESR+ ainsi que Internet Explorer 8+. Le site devra également être indépendant du navigateur. Toutefois, cette dernière spécification pourra être revu, notamment à cause d'Internet <text:soft-page-break/>Explorer qui peut être difficile à supporter.</text:p>
      <text:p text:style-name="P2"><text:tab/></text:p>
      <text:p text:style-name="P2"/>
      <text:p text:style-name="P2"/>
      <text:p text:style-name="P8"><text:tab/>Sécurité : connexion sécurité avec ...(à voir), ainsi que les payement et les informations, résistance aux intrusions</text:p>
      <text:p text:style-name="P8"><text:tab/></text:p>
      <text:p text:style-name="P5">Requis non-fonctionnels :</text:p>
      <text:p text:style-name="P8"><text:tab/></text:p>
      <text:p text:style-name="P8">il d’Ariane pour le payement</text:p>
      <text:p text:style-name="P8"><text:tab/><text:tab/>novice : trouver leur produits adapté a son besoin en 2minutes</text:p>
      <text:p text:style-name="P8"><text:tab/><text:tab/>expert : trouver son produit en moins d'une minute</text:p>
      <text:p text:style-name="P8"><text:tab/><text:tab/>se situer : 95 % des utilisateurs peuvent se situer</text:p>
      <text:p text:style-name="P8"><text:tab/><text:tab/>adjectifs clé : attrayant, moderne, simple, girly,fluide</text:p>
      <text:p text:style-name="P5"/>
      <text:p text:style-name="P5"/>
      <text:p text:style-name="P5">Description des tâches :</text:p>
      <text:p text:style-name="P5"/>
      <text:p text:style-name="P8">Se connecter : connexion à l'espace membre</text:p>
      <text:p text:style-name="P8">Ajouter un produit : ajouter un produit au panier</text:p>
      <text:p text:style-name="P8">payer : acheter les articles présents dans</text:p>
      <text:p text:style-name="P8">s'inscrire</text:p>
      <text:p text:style-name="P8">se dé-inscrire</text:p>
      <text:p text:style-name="P8">regarder un produit</text:p>
      <text:p text:style-name="P8">trier : trier les résultat des produits</text:p>
      <text:p text:style-name="P8">supprimer un produit du panier</text:p>
      <text:p text:style-name="P8">s'abonner</text:p>
      <text:p text:style-name="P8"/>
      <text:p text:style-name="P8">ajouter un produit au catalogue : admin</text:p>
      <text:p text:style-name="P8">mise a jour d'un produit <text:s/>admin (promo, prix...)</text:p>
      <text:p text:style-name="P8">supprimer un produit du catalogue : admin</text:p>
      <text:p text:style-name="P8"/>
      <text:p text:style-name="P8"/>
      <text:p text:style-name="P5">Modélisation des concepts du domaine (UML) :</text:p>
      <text:p text:style-name="P8"/>
      <text:p text:style-name="P8"/>
      <text:p text:style-name="P5">Définition des scénarios/use case UML :</text:p>
      <text:p text:style-name="P8"/>
      <text:p text:style-name="P8"/>
      <text:p text:style-name="P5">Consignes imposées par le sujet du projet :</text:p>
      <text:p text:style-name="P8"/>
      <text:p text:style-name="P8">utilisation d'EJB, organisation d'équipe structuré AGILE (SCRUM), site d'e-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thyMini<text:tab/><text:tab/><text:span text:style-name="MT1"><text:page-number text:select-page="current">3</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14:52:45</meta:creation-date>
    <dc:date>2013-10-14T19:38:43</dc:date>
    <meta:editing-duration>PT3H4M38S</meta:editing-duration>
    <meta:editing-cycles>34</meta:editing-cycles>
    <meta:generator>LibreOffice/3.5$Linux_x86 LibreOffice_project/350m1$Build-2</meta:generator>
    <meta:document-statistic meta:table-count="4" meta:image-count="0" meta:object-count="0" meta:page-count="5" meta:paragraph-count="82" meta:word-count="632" meta:character-count="4069" meta:non-whitespace-character-count="3491"/>
  </office:meta>
</office:document-meta>
</file>